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6pt" officeooo:rsid="00113c09" officeooo:paragraph-rsid="00113c09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bold" officeooo:rsid="00113c09" officeooo:paragraph-rsid="00113c0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officeooo:rsid="0011767c" officeooo:paragraph-rsid="0011767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bold" officeooo:rsid="0014656b" officeooo:paragraph-rsid="0014656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113c09" officeooo:paragraph-rsid="00113c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4656b" officeooo:paragraph-rsid="0014656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4656b" officeooo:paragraph-rsid="0014656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2ad6" officeooo:paragraph-rsid="00172ad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dfef" officeooo:paragraph-rsid="0017dfe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3f811" officeooo:paragraph-rsid="0023f81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6afbe" officeooo:paragraph-rsid="0016afb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172ad6" officeooo:paragraph-rsid="00172ad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7dfef" officeooo:paragraph-rsid="0017dfe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a727f" officeooo:paragraph-rsid="001a727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b59b1" officeooo:paragraph-rsid="001b59b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d5a9d" officeooo:paragraph-rsid="001d5a9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116e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47519" officeooo:paragraph-rsid="00247519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53bb1" officeooo:paragraph-rsid="00253bb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c1645" officeooo:paragraph-rsid="002c1645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1c2ddd" officeooo:paragraph-rsid="001b59b1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59b1" officeooo:paragraph-rsid="001b59b1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c2ddd" officeooo:paragraph-rsid="001c2dd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1f595d" officeooo:paragraph-rsid="001f595d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595d" officeooo:paragraph-rsid="001f595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47962" officeooo:paragraph-rsid="0024796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16ef" officeooo:paragraph-rsid="002116e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16ef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3f811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8ee61" officeooo:paragraph-rsid="0028ee6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c1645" officeooo:paragraph-rsid="002c1645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116ef" officeooo:paragraph-rsid="002116ef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26ca2f" officeooo:paragraph-rsid="0026ca2f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6ca2f" officeooo:paragraph-rsid="00275d59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5d59" officeooo:paragraph-rsid="00275d59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c1645" officeooo:paragraph-rsid="002c1645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f1a91" officeooo:paragraph-rsid="002f1a91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1767c" officeooo:paragraph-rsid="0014656b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2f20b" officeooo:paragraph-rsid="0012f20b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Ubuntu" fo:font-size="12pt" fo:font-weight="bold" officeooo:rsid="0011767c" officeooo:paragraph-rsid="0014656b" style:font-size-asian="10.5pt" style:font-weight-asian="bold" style:font-size-complex="12pt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172ad6" officeooo:paragraph-rsid="00172ad6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17dfef" officeooo:paragraph-rsid="0017dfef" style:font-size-asian="10.5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c1645" officeooo:paragraph-rsid="002c1645" style:font-size-asian="10.5pt" style:font-weight-asian="normal" style:font-size-complex="12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172ad6" officeooo:paragraph-rsid="00172ad6" style:font-size-asian="10.5pt" style:font-weight-asian="bold" style:font-size-complex="12pt" style:font-weight-complex="bold"/>
    </style:style>
    <style:style style:name="P53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17dfef" officeooo:paragraph-rsid="0017dfef" style:font-size-asian="10.5pt" style:font-weight-asian="bold" style:font-size-complex="12pt" style:font-weight-complex="bold"/>
    </style:style>
    <style:style style:name="P54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fo:font-weight="bold" officeooo:rsid="001c2ddd" officeooo:paragraph-rsid="001c2ddd" style:font-size-asian="10.5pt" style:font-weight-asian="bold" style:font-size-complex="12pt" style:font-weight-complex="bold"/>
    </style:style>
    <style:style style:name="P55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fo:font-weight="bold" officeooo:rsid="001d5a9d" officeooo:paragraph-rsid="001d5a9d" style:font-size-asian="10.5pt" style:font-weight-asian="bold" style:font-size-complex="12pt" style:font-weight-complex="bold"/>
    </style:style>
    <style:style style:name="P56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none" fo:font-weight="bold" officeooo:rsid="00247519" officeooo:paragraph-rsid="00247962" style:font-size-asian="10.5pt" style:font-weight-asian="bold" style:font-size-complex="12pt" style:font-weight-complex="bold"/>
    </style:style>
    <style:style style:name="P57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116ef" style:font-size-asian="10.5pt" style:font-weight-asian="bold" style:font-size-complex="12pt" style:font-weight-complex="bold"/>
    </style:style>
    <style:style style:name="P58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239c0" style:font-size-asian="10.5pt" style:font-weight-asian="bold" style:font-size-complex="12pt" style:font-weight-complex="bold"/>
    </style:style>
    <style:style style:name="P59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fo:font-weight="bold" officeooo:rsid="002239c0" officeooo:paragraph-rsid="00247519" style:font-size-asian="10.5pt" style:font-weight-asian="bold" style:font-size-complex="12pt" style:font-weight-complex="bold"/>
    </style:style>
    <style:style style:name="P60" style:family="paragraph" style:parent-style-name="Standard" style:list-style-name="L15">
      <style:paragraph-properties fo:text-align="start" style:justify-single-word="false"/>
      <style:text-properties style:font-name="Ubuntu" fo:font-size="12pt" style:text-underline-style="none" fo:font-weight="bold" officeooo:rsid="0026ca2f" officeooo:paragraph-rsid="0026ca2f" style:font-size-asian="10.5pt" style:font-weight-asian="bold" style:font-size-complex="12pt" style:font-weight-complex="bold"/>
    </style:style>
    <style:style style:name="P61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c2ddd" officeooo:paragraph-rsid="001c2ddd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d5a9d" officeooo:paragraph-rsid="001d5a9d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f595d" officeooo:paragraph-rsid="001f595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247519" officeooo:paragraph-rsid="00247962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247962" officeooo:paragraph-rsid="00247962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2239c0" officeooo:paragraph-rsid="002239c0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23f811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23f811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2116ef" officeooo:paragraph-rsid="0023f811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253bb1" officeooo:paragraph-rsid="00253bb1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253bb1" officeooo:paragraph-rsid="00253bb1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26ca2f" officeooo:paragraph-rsid="0026ca2f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6ca2f" officeooo:paragraph-rsid="0026ca2f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275d59" officeooo:paragraph-rsid="00275d59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2cf429" officeooo:paragraph-rsid="002cf429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2cf429" officeooo:paragraph-rsid="002cf429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c1645" officeooo:paragraph-rsid="002c1645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1d8bd" officeooo:paragraph-rsid="0031d8b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23">
      <style:paragraph-properties fo:text-align="start" style:justify-single-word="false"/>
      <style:text-properties style:font-name="Ubuntu" fo:font-size="12pt" fo:font-style="normal" style:text-underline-style="none" fo:font-weight="normal" officeooo:rsid="0032be4a" officeooo:paragraph-rsid="0032be4a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2be4a" officeooo:paragraph-rsid="0032be4a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34aca1" officeooo:paragraph-rsid="0034aca1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34aca1" officeooo:paragraph-rsid="0034aca1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bold" officeooo:rsid="0028ee61" officeooo:paragraph-rsid="0028ee61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26ca2f" officeooo:paragraph-rsid="00247519" style:font-size-asian="10.5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2c1645" officeooo:paragraph-rsid="002c1645" style:font-size-asian="10.5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Ubuntu" fo:font-size="26pt" officeooo:rsid="00113c09" officeooo:paragraph-rsid="00113c09" style:font-size-asian="22.75pt" style:font-size-complex="26pt"/>
    </style:style>
    <style:style style:name="P87" style:family="paragraph" style:parent-style-name="Standard" style:list-style-name="L1">
      <style:paragraph-properties fo:text-align="start" style:justify-single-word="false"/>
      <style:text-properties officeooo:paragraph-rsid="0011767c"/>
    </style:style>
    <style:style style:name="P88" style:family="paragraph" style:parent-style-name="Standard" style:list-style-name="L1">
      <style:paragraph-properties fo:text-align="start" style:justify-single-word="false"/>
      <style:text-properties officeooo:paragraph-rsid="0012f20b"/>
    </style:style>
    <style:style style:name="P89" style:family="paragraph" style:parent-style-name="Standard" style:list-style-name="L16">
      <style:paragraph-properties fo:text-align="start" style:justify-single-word="false"/>
      <style:text-properties officeooo:paragraph-rsid="00275d59"/>
    </style:style>
    <style:style style:name="P90" style:family="paragraph" style:parent-style-name="Standard" style:list-style-name="L19">
      <style:paragraph-properties fo:text-align="start" style:justify-single-word="false"/>
      <style:text-properties officeooo:paragraph-rsid="002f1a91"/>
    </style:style>
    <style:style style:name="P91" style:family="paragraph" style:parent-style-name="Standard" style:list-style-name="L17">
      <style:paragraph-properties fo:text-align="start" style:justify-single-word="false"/>
      <style:text-properties officeooo:rsid="00275d59" officeooo:paragraph-rsid="00275d59"/>
    </style:style>
    <style:style style:name="P92" style:family="paragraph" style:parent-style-name="Standard" style:list-style-name="L20"/>
    <style:style style:name="P93" style:family="paragraph" style:parent-style-name="Standard" style:list-style-name="L21">
      <style:paragraph-properties fo:text-align="start" style:justify-single-word="false"/>
      <style:text-properties officeooo:rsid="002cf429" officeooo:paragraph-rsid="002cf429"/>
    </style:style>
    <style:style style:name="P94" style:family="paragraph" style:parent-style-name="Standard">
      <style:paragraph-properties fo:text-align="start" style:justify-single-word="false"/>
      <style:text-properties fo:font-style="normal" officeooo:rsid="0034aca1" officeooo:paragraph-rsid="00364f08" style:font-style-asian="normal" style:font-style-complex="normal"/>
    </style:style>
    <style:style style:name="P95" style:family="paragraph" style:parent-style-name="Standard">
      <style:paragraph-properties fo:text-align="start" style:justify-single-word="false"/>
      <style:text-properties fo:font-style="normal" officeooo:rsid="00364f08" officeooo:paragraph-rsid="00364f08" style:font-style-asian="normal" style:font-style-complex="normal"/>
    </style:style>
    <style:style style:name="P96" style:family="paragraph" style:parent-style-name="Standard">
      <style:paragraph-properties fo:text-align="start" style:justify-single-word="false"/>
      <style:text-properties fo:font-style="normal" fo:font-weight="bold" officeooo:rsid="0038c1a6" officeooo:paragraph-rsid="0038c1a6" style:font-style-asian="normal" style:font-weight-asian="bold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tyle="normal" fo:font-weight="normal" officeooo:rsid="0038c1a6" officeooo:paragraph-rsid="0038c1a6" style:font-style-asian="normal" style:font-weight-asian="normal" style:font-style-complex="normal" style:font-weight-complex="normal"/>
    </style:style>
    <style:style style:name="P98" style:family="paragraph" style:parent-style-name="Standard" style:list-style-name="L25">
      <style:paragraph-properties fo:text-align="start" style:justify-single-word="false"/>
      <style:text-properties fo:font-style="normal" fo:font-weight="normal" officeooo:rsid="0038c1a6" officeooo:paragraph-rsid="0038c1a6" style:font-style-asian="normal" style:font-weight-asian="normal" style:font-style-complex="normal" style:font-weight-complex="normal"/>
    </style:style>
    <style:style style:name="P99" style:family="paragraph" style:parent-style-name="Standard" style:list-style-name="L25">
      <style:paragraph-properties fo:text-align="start" style:justify-single-word="false"/>
      <style:text-properties fo:font-style="normal" fo:font-weight="normal" officeooo:rsid="003995ef" officeooo:paragraph-rsid="003995ef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tyle="normal" fo:font-weight="normal" officeooo:rsid="003995ef" officeooo:paragraph-rsid="003995ef" style:font-style-asian="normal" style:font-weight-asian="normal" style:font-style-complex="normal" style:font-weight-complex="normal"/>
    </style:style>
    <style:style style:name="P101" style:family="paragraph" style:parent-style-name="Standard" style:list-style-name="L26">
      <style:paragraph-properties fo:text-align="start" style:justify-single-word="false"/>
      <style:text-properties fo:font-style="normal" fo:font-weight="normal" officeooo:rsid="003995ef" officeooo:paragraph-rsid="003995ef" style:font-style-asian="normal" style:font-weight-asian="normal" style:font-style-complex="normal" style:font-weight-complex="normal"/>
    </style:style>
    <style:style style:name="P102" style:family="paragraph" style:parent-style-name="Standard" style:list-style-name="L26">
      <style:paragraph-properties fo:text-align="start" style:justify-single-word="false"/>
      <style:text-properties fo:font-style="normal" fo:font-weight="normal" officeooo:rsid="00399f4c" officeooo:paragraph-rsid="00399f4c" style:font-style-asian="normal" style:font-weight-asian="normal" style:font-style-complex="normal" style:font-weight-complex="normal"/>
    </style:style>
    <style:style style:name="P103" style:family="paragraph" style:parent-style-name="Standard" style:list-style-name="L21">
      <style:paragraph-properties fo:text-align="start" style:justify-single-word="false"/>
      <style:text-properties officeooo:rsid="0034aca1" officeooo:paragraph-rsid="0034aca1"/>
    </style:style>
    <style:style style:name="P104" style:family="paragraph" style:parent-style-name="Standard">
      <style:paragraph-properties fo:text-align="start" style:justify-single-word="false"/>
      <style:text-properties officeooo:rsid="0034aca1" officeooo:paragraph-rsid="0034aca1"/>
    </style:style>
    <style:style style:name="P105" style:family="paragraph" style:parent-style-name="Standard">
      <style:paragraph-properties fo:text-align="start" style:justify-single-word="false"/>
      <style:text-properties officeooo:rsid="0034aca1" officeooo:paragraph-rsid="00364f08"/>
    </style:style>
    <style:style style:name="T1" style:family="text">
      <style:text-properties style:font-name="Ubuntu" fo:font-size="12pt" fo:font-weight="normal" officeooo:rsid="0011767c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12f20b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Ubuntu" fo:font-size="12pt" fo:font-style="normal" style:text-underline-style="none" fo:font-weight="normal" officeooo:rsid="0026ca2f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Ubuntu" fo:font-size="12pt" fo:font-style="normal" style:text-underline-style="none" fo:font-weight="normal" officeooo:rsid="00275d59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Ubuntu" fo:font-size="12pt" fo:font-style="normal" style:text-underline-style="none" fo:font-weight="normal" officeooo:rsid="002c1645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Ubuntu" fo:font-size="12pt" fo:font-style="normal" style:text-underline-style="none" fo:font-weight="normal" officeooo:rsid="002cf429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Ubuntu" fo:font-size="12pt" fo:font-style="normal" style:text-underline-style="none" fo:font-weight="normal" officeooo:rsid="002e6848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2f1a91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style:text-underline-style="none" fo:font-weight="normal" officeooo:rsid="0034aca1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style:text-underline-style="none" fo:font-weight="bold" officeooo:rsid="00275d59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Ubuntu" fo:font-size="12pt" fo:font-style="italic" style:text-underline-style="none" fo:font-weight="normal" officeooo:rsid="00364f08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15" style:family="text">
      <style:text-properties style:font-name="Ubuntu" fo:font-size="12pt" style:text-underline-style="none" fo:font-weight="normal" officeooo:rsid="00364f08" style:font-size-asian="10.5pt" style:font-weight-asian="normal" style:font-size-complex="12pt" style:font-weight-complex="normal"/>
    </style:style>
    <style:style style:name="T16" style:family="text">
      <style:text-properties style:font-name="Ubuntu" fo:font-size="12pt" style:text-underline-style="none" style:font-size-asian="10.5pt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4656b" style:font-weight-asian="normal" style:font-weight-complex="normal"/>
    </style:style>
    <style:style style:name="T19" style:family="text">
      <style:text-properties fo:font-weight="normal" officeooo:rsid="001a727f" style:font-weight-asian="normal" style:font-weight-complex="normal"/>
    </style:style>
    <style:style style:name="T20" style:family="text">
      <style:text-properties fo:font-weight="normal" officeooo:rsid="002cf429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officeooo:rsid="001a4bc7"/>
    </style:style>
    <style:style style:name="T24" style:family="text">
      <style:text-properties officeooo:rsid="001a727f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116ef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c2dd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239c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47519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4796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53bb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6ca2f" style:font-style-asian="normal" style:font-weight-asian="normal" style:font-style-complex="normal" style:font-weight-complex="normal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1c2ddd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26ca2f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2e6848" style:font-style-asian="italic" style:font-weight-asian="normal" style:font-style-complex="italic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34aca1" style:font-style-asian="italic" style:font-style-complex="italic"/>
    </style:style>
    <style:style style:name="T40" style:family="text">
      <style:text-properties officeooo:rsid="0026ca2f"/>
    </style:style>
    <style:style style:name="T41" style:family="text">
      <style:text-properties officeooo:rsid="00275d59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2a31f6"/>
    </style:style>
    <style:style style:name="T44" style:family="text">
      <style:text-properties officeooo:rsid="0034aca1"/>
    </style:style>
    <style:style style:name="T45" style:family="text">
      <style:text-properties fo:color="#c0c0c0" loext:opacity="100%"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avaScript</text:p>
      <text:p text:style-name="P1"/>
      <text:p text:style-name="P5">Java<text:span text:style-name="T40">S</text:span>cript es un lenguaje no compilado que funciona gracias a un interprete de código.</text:p>
      <text:p text:style-name="P5">Con Java<text:span text:style-name="T40">S</text:span>cript podemos dar funcionalidad a nuestra página.</text:p>
      <text:p text:style-name="P5">Se emplea tanto en entorno servidor (backend) como en entorno cliente (frontend)</text:p>
      <text:p text:style-name="P6">Se utiliza para añadir características inter<text:span text:style-name="T24">a</text:span>ctivas a nuestra página web.</text:p>
      <text:p text:style-name="P5"/>
      <text:p text:style-name="P5"/>
      <text:p text:style-name="P2">framework</text:p>
      <text:p text:style-name="P5">Es un conjunto de herramientas basadas en un lenguaje de programación compuesta por bibliotecas de código y <text:s/>patrones de diseño avanzado que sirven como base para el desarrollo de diversas aplicaciones.</text:p>
      <text:p text:style-name="P5"/>
      <text:p text:style-name="P5"/>
      <text:p text:style-name="P3">Librerías</text:p>
      <text:p text:style-name="P6">Sirven de soporte a nuestra página para incluir alguna dependencia externa.</text:p>
      <text:p text:style-name="P6"/>
      <text:p text:style-name="P6"/>
      <text:p text:style-name="P3">Colocación en HTML</text:p>
      <text:list xml:id="list3169835271" text:style-name="L1">
        <text:list-item>
          <text:p text:style-name="P41">En un fichero independiente (con extensión js)</text:p>
          <text:list>
            <text:list-item>
              <text:p text:style-name="P87"><text:span text:style-name="T1">&lt;</text:span><text:span text:style-name="T2">script src=”script.js”&gt;&lt;/script&gt;</text:span></text:p>
            </text:list-item>
            <text:list-item>
              <text:p text:style-name="P88"><text:span text:style-name="T1">&lt;</text:span><text:span text:style-name="T2">script src=”script.js” async&gt;&lt;/script&gt; (carga asíncrona más rápida)</text:span></text:p>
              <text:list>
                <text:list-item>
                  <text:p text:style-name="P43">async: descarga el HTML y ejecuta el JavaScript al mismo tiempo.</text:p>
                </text:list-item>
                <text:list-item>
                  <text:p text:style-name="P43">defer: <text:s/>descarga el HTML y <text:s/>luego ejecuta el Trascripto</text:p>
                </text:list-item>
              </text:list>
            </text:list-item>
          </text:list>
        </text:list-item>
        <text:list-item>
          <text:p text:style-name="P42">Entre etiquetas &lt;script&gt;&lt;/script&gt;</text:p>
          <text:list>
            <text:list-item>
              <text:p text:style-name="P44"><text:span text:style-name="T18">A</text:span><text:span text:style-name="T17">ntes del CSS</text:span></text:p>
            </text:list-item>
            <text:list-item>
              <text:p text:style-name="P44"><text:span text:style-name="T18">antes dela etiqueta</text:span><text:span text:style-name="T17"> &lt;/body&gt; </text:span><text:span text:style-name="T18">(Evita afectar a la velocidad de carga de la página)</text:span></text:p>
            </text:list-item>
          </text:list>
        </text:list-item>
        <text:list-item>
          <text:p text:style-name="P41">Dentro de una etiqueta (script en linea, no es recomendable)</text:p>
        </text:list-item>
      </text:list>
      <text:p text:style-name="P6"/>
      <text:p text:style-name="P6"/>
      <text:p text:style-name="P4">noscript</text:p>
      <text:p text:style-name="P7">Se emplea para avisar al usuario que la página web necesita usar Trascripto para funcionar correctamente e incluye un mensaje de aviso.</text:p>
      <text:p text:style-name="P7"><text:tab/>&lt;body&gt;</text:p>
      <text:p text:style-name="P7"><text:tab/><text:tab/>&lt;noscript&gt;</text:p>
      <text:p text:style-name="P7"><text:tab/><text:tab/>&lt;p&gt;Esta web no funciona sin Trascripto&lt;p&gt;</text:p>
      <text:p text:style-name="P7"><text:tab/><text:tab/>&lt;/noscript&gt;</text:p>
      <text:p text:style-name="P7"><text:tab/>&lt;/body&gt;</text:p>
      <text:p text:style-name="P8"/>
      <text:p text:style-name="P8"/>
      <text:p text:style-name="P14">Conju<text:span text:style-name="T24">n</text:span>to de reglas</text:p>
      <text:list xml:id="list4175909253" text:style-name="L2">
        <text:list-item>
          <text:p text:style-name="P45">El interprete de JS ignora espacios en blanco sobrantes.</text:p>
        </text:list-item>
        <text:list-item>
          <text:p text:style-name="P45">Es case sensitive.</text:p>
        </text:list-item>
        <text:list-item>
          <text:p text:style-name="P45">No se definen los tipos de variables.</text:p>
        </text:list-item>
        <text:list-item>
          <text:p text:style-name="P45">No obliga, pero es aconsejable acabar las sentencias con “ ; “</text:p>
        </text:list-item>
        <text:list-item>
          <text:p text:style-name="P45">Se recomie<text:span text:style-name="T24">n</text:span>da incluir comentarios.</text:p>
        </text:list-item>
      </text:list>
      <text:p text:style-name="P9"/>
      <text:p text:style-name="P15">Sintaxis en JS</text:p>
      <text:list xml:id="list3601277647" text:style-name="L3">
        <text:list-item>
          <text:p text:style-name="P52"><text:span text:style-name="T17">Las variables se declaran con </text:span><text:span text:style-name="T22">let</text:span></text:p>
        </text:list-item>
        <text:list-item>
          <text:p text:style-name="P52"><text:span text:style-name="T17">Los objetos se encierran e</text:span><text:span text:style-name="T19">n</text:span><text:span text:style-name="T17">tre llaves parejas con el formato </text:span><text:span text:style-name="T22">propiedad: valor,</text:span></text:p>
        </text:list-item>
        <text:list-item>
          <text:p text:style-name="P53"><text:span text:style-name="T17">El valo</text:span><text:span text:style-name="T19">r</text:span><text:span text:style-name="T17"> de una propiedad de un objeto se obtiene con </text:span><text:span text:style-name="T22">objeto.propiedad</text:span></text:p>
        </text:list-item>
        <text:list-item>
          <text:p text:style-name="P53"><text:span text:style-name="T17">Para definir una función se recomienda usar constantes con </text:span><text:span text:style-name="T22">const</text:span></text:p>
        </text:list-item>
      </text:list>
      <text:p text:style-name="P10"/>
      <text:p text:style-name="P10"/>
      <text:p text:style-name="P16">Decl<text:span text:style-name="T24">a</text:span>raciones</text:p>
      <text:p text:style-name="P10">Ventana <text:span text:style-name="T21">alert</text:span>:</text:p>
      <text:list xml:id="list3583716301" text:style-name="L4">
        <text:list-item>
          <text:p text:style-name="P46">Usada para mostrar un mensaje después de realizar alguna acción.</text:p>
        </text:list-item>
        <text:list-item>
          <text:p text:style-name="P46">Tiene la propiedad modal, se abre en <text:span text:style-name="T23">primer</text:span> plano y no permite ma<text:span text:style-name="T23">n</text:span>ipular nada de lo que se encuentre en segundo plano.</text:p>
          <text:list>
            <text:list-item>
              <text:p text:style-name="P46">&lt;button type="button" onclick="alert('<text:span text:style-name="T23">Esto es un cuadro de alerta</text:span>')"&gt;Pro<text:span text:style-name="T23">b</text:span>ar alerta&lt;/button&gt;</text:p>
            </text:list-item>
          </text:list>
        </text:list-item>
      </text:list>
      <text:p text:style-name="P10"/>
      <text:p text:style-name="P11">Ventana <text:span text:style-name="T21">confirm</text:span>:</text:p>
      <text:list xml:id="list3344378844" text:style-name="L5">
        <text:list-item>
          <text:p text:style-name="P47">Función parecida a alerta, muestra un cuadro de dialogo de confirmación.</text:p>
        </text:list-item>
        <text:list-item>
          <text:p text:style-name="P47">Ofrece dos opciones, aceptar y cancelar.</text:p>
          <text:list>
            <text:list-item>
              <text:p text:style-name="P47">Devuelve true o false.</text:p>
            </text:list-item>
          </text:list>
        </text:list-item>
      </text:list>
      <text:p text:style-name="P11"/>
      <text:p text:style-name="P11">Consola:</text:p>
      <text:list xml:id="list3874726164" text:style-name="L6">
        <text:list-item>
          <text:p text:style-name="P48">Se ejecuta desde cualquier navegador pulsando f12</text:p>
        </text:list-item>
        <text:list-item>
          <text:p text:style-name="P49">Muestra el código JS para comprobar que funciona.</text:p>
          <text:list>
            <text:list-item>
              <text:p text:style-name="P49">console.log(“Texto a escribir”);</text:p>
            </text:list-item>
          </text:list>
        </text:list-item>
      </text:list>
      <text:p text:style-name="P10"/>
      <text:p text:style-name="P10"/>
      <text:p text:style-name="P19">ELEMENTOS DE CÓDIGO</text:p>
      <text:p text:style-name="P10"/>
      <text:p text:style-name="P17">Comentarios</text:p>
      <text:p text:style-name="P12">Se emplean para hacer anotaciones en el código.</text:p>
      <text:list xml:id="list1328729096" text:style-name="L7">
        <text:list-item>
          <text:p text:style-name="P50">// → Para hacer comentarios en una línea.</text:p>
        </text:list-item>
        <text:list-item>
          <text:p text:style-name="P50">/* Para diversas líneas*/</text:p>
        </text:list-item>
      </text:list>
      <text:p text:style-name="P12"/>
      <text:p text:style-name="P12"/>
      <text:p text:style-name="P18">Variables</text:p>
      <text:p text:style-name="P18"><text:span text:style-name="T17">Son contenedores para almacenar valores. Se declara la variable con la palabra </text:span><text:span text:style-name="T34">let </text:span><text:span text:style-name="T27">o </text:span><text:span text:style-name="T34">var,</text:span><text:span text:style-name="T27"> a continuación </text:span><text:span text:style-name="T28">un símbolo “=” y </text:span><text:span text:style-name="T27">el valor que le queremos dar.</text:span></text:p>
      <text:p text:style-name="P18"><text:span text:style-name="T27"><text:tab/><text:tab/></text:span><text:span text:style-name="T35">let x = 5;</text:span></text:p>
      <text:p text:style-name="P24"><text:tab/><text:tab/>let y = 3;</text:p>
      <text:p text:style-name="P24"><text:tab/><text:tab/>let z = x + y;</text:p>
      <text:p text:style-name="P25"/>
      <text:p text:style-name="P26">Tipos:</text:p>
      <text:list xml:id="list903107926" text:style-name="L8">
        <text:list-item>
          <text:p text:style-name="P61">Globales: Se definen para un entorno global.</text:p>
        </text:list-item>
        <text:list-item>
          <text:p text:style-name="P61">Locales: Definidas para un entorno concreto.</text:p>
        </text:list-item>
      </text:list>
      <text:p text:style-name="P26"/>
      <text:p text:style-name="P26">Declaraciones</text:p>
      <text:list xml:id="list1511250321" text:style-name="L9">
        <text:list-item>
          <text:p text:style-name="P54"><text:span text:style-name="T25">var</text:span><text:span text:style-name="T27">: Usada para declaraciones generales y de alcance.</text:span></text:p>
          <text:list>
            <text:list-item>
              <text:p text:style-name="P62">Se hereda por referencia, por lo que puede usarse como variable global</text:p>
            </text:list-item>
          </text:list>
        </text:list-item>
        <text:list-item>
          <text:p text:style-name="P55"><text:span text:style-name="T25">let</text:span><text:span text:style-name="T27">: Usada en variables generales.</text:span></text:p>
          <text:list>
            <text:list-item>
              <text:p text:style-name="P62">Solo usada en el bloque que se ha declarado.</text:p>
            </text:list-item>
          </text:list>
        </text:list-item>
        <text:list-item>
          <text:p text:style-name="P55"><text:span text:style-name="T25">const</text:span><text:span text:style-name="T27">: Uso para datos que no pueden ser sobrescritos.</text:span></text:p>
        </text:list-item>
      </text:list>
      <text:p text:style-name="P27">Definiciones:</text:p>
      <text:list xml:id="list4052065385" text:style-name="L10">
        <text:list-item>
          <text:p text:style-name="P63">camelCase: Para variables que hacen referencia a varias palabras.</text:p>
        </text:list-item>
        <text:list-item>
          <text:p text:style-name="P63">lowercase: Para variables que referencian a una sola palabra.</text:p>
        </text:list-item>
        <text:list-item>
          <text:p text:style-name="P63">Las constantes se escriben en mayúsculas, separadas por un “_” si son dos o más.</text:p>
        </text:list-item>
      </text:list>
      <text:p text:style-name="P28"/>
      <text:p text:style-name="P29"><text:span text:style-name="T42">Tipos de operaciones</text:span>:</text:p>
      <text:list xml:id="list1653523438" text:style-name="L11">
        <text:list-item>
          <text:p text:style-name="P56"><text:span text:style-name="T27">Aritmétic</text:span><text:span text:style-name="T31">a</text:span><text:span text:style-name="T27">s: </text:span></text:p>
          <text:list>
            <text:list-item>
              <text:p text:style-name="P64">+, -, *, /, %</text:p>
            </text:list-item>
          </text:list>
        </text:list-item>
        <text:list-item>
          <text:p text:style-name="P64">De comparación:</text:p>
          <text:list>
            <text:list-item>
              <text:p text:style-name="P64">&lt;, &gt;, &lt;=, &gt;=, ==, !=</text:p>
            </text:list-item>
            <text:list-item>
              <text:p text:style-name="P64">Comparación estricta ( === ) compara valor y tipo del dato.</text:p>
            </text:list-item>
          </text:list>
        </text:list-item>
        <text:list-item>
          <text:p text:style-name="P65">Lógicas</text:p>
          <text:list>
            <text:list-item>
              <text:p text:style-name="P65">AND ( &amp;&amp; )</text:p>
            </text:list-item>
            <text:list-item>
              <text:p text:style-name="P65">OR ( || )</text:p>
            </text:list-item>
            <text:list-item>
              <text:p text:style-name="P65">NOT ( ! )</text:p>
            </text:list-item>
          </text:list>
        </text:list-item>
      </text:list>
      <text:p text:style-name="P28"/>
      <text:p text:style-name="P28"/>
      <text:p text:style-name="P35">TIPO DE DATOS</text:p>
      <text:p text:style-name="P30"/>
      <text:p text:style-name="P30"><text:span text:style-name="T42">Numbers</text:span>:</text:p>
      <text:list xml:id="list185056417454358" text:continue-numbering="true" text:style-name="L11">
        <text:list-item>
          <text:p text:style-name="P57"><text:span text:style-name="T27">Positivos, negativos o decimales. Usan operadores </text:span><text:span text:style-name="T31">aritméticos.</text:span></text:p>
        </text:list-item>
      </text:list>
      <text:p text:style-name="P30"/>
      <text:p text:style-name="P20"><text:span text:style-name="T25">Strings</text:span><text:span text:style-name="T27">: Cadenas de texto, </text:span><text:span text:style-name="T30">se pueden concatenar con el operador ( + )</text:span></text:p>
      <text:list xml:id="list1084739598" text:style-name="L12">
        <text:list-item>
          <text:p text:style-name="P66">Se encierran entre comillas dobles( “ “ ), o simples( ‘ ‘ ).</text:p>
        </text:list-item>
        <text:list-item>
          <text:p text:style-name="P59"><text:span text:style-name="T27">S</text:span><text:span text:style-name="T30">e pueden concatenar con una </text:span><text:span text:style-name="T27">variable </text:span><text:span text:style-name="T30">dinámica</text:span><text:span text:style-name="T27">:</text:span></text:p>
          <text:list>
            <text:list-item>
              <text:p text:style-name="P59"><text:span text:style-name="T27"><text:s/>Usar como comillas el acento grave ( ` ` ) y la variable debe de encontrarse en el formato </text:span><text:span text:style-name="T34">${variable}</text:span><text:span text:style-name="T27">; </text:span><text:span text:style-name="T30">No necesita el operador ( + )</text:span></text:p>
            </text:list-item>
          </text:list>
        </text:list-item>
        <text:list-item>
          <text:p text:style-name="P58"><text:span text:style-name="T27">Con el carácter “ \ ” se pue</text:span><text:span text:style-name="T29">d</text:span><text:span text:style-name="T27">e a la hora de escribir un texto: </text:span></text:p>
          <text:list>
            <text:list-item>
              <text:p text:style-name="P66">\n → Hacer un sato de línea</text:p>
            </text:list-item>
            <text:list-item>
              <text:p text:style-name="P66">\t → Hacer un tabulado</text:p>
            </text:list-item>
            <text:list-item>
              <text:p text:style-name="P67">Escapar los caracteres ( ‘ “ y \ ).</text:p>
            </text:list-item>
          </text:list>
        </text:list-item>
      </text:list>
      <text:p text:style-name="P28"/>
      <text:p text:style-name="P32"><text:span text:style-name="T42">Booleans: </text:span>true / false</text:p>
      <text:list xml:id="list1587971586" text:style-name="L13">
        <text:list-item>
          <text:p text:style-name="P68">Emplean operadores de comparación.</text:p>
          <text:p text:style-name="P69"/>
        </text:list-item>
      </text:list>
      <text:p text:style-name="P31"/>
      <text:p text:style-name="P22"><text:span text:style-name="T26">n</text:span><text:span text:style-name="T25">ull y undefined</text:span><text:span text:style-name="T27">:</text:span></text:p>
      <text:list xml:id="list2230971098" text:style-name="L14">
        <text:list-item>
          <text:p text:style-name="P70">undefined: Ausencia de valor.</text:p>
        </text:list-item>
        <text:list-item>
          <text:p text:style-name="P70">null: Tiene un valor que es null.</text:p>
        </text:list-item>
      </text:list>
      <text:p text:style-name="P31"/>
      <text:p text:style-name="P21"><text:span text:style-name="T26">A</text:span><text:span text:style-name="T25">rrays</text:span><text:span text:style-name="T27">: </text:span><text:span text:style-name="T32">Objeto similar a una lista que posee métodos para efectuar operaciones de <text:tab/>recorrido y mutación de esta.</text:span></text:p>
      <text:p text:style-name="P21"><text:span text:style-name="T32"><text:tab/><text:tab/></text:span><text:span text:style-name="T33">v</text:span><text:span text:style-name="T36">ar matriz = [valor, valor, “valor”];</text:span></text:p>
      <text:p text:style-name="P84"/>
      <text:list xml:id="list4189264324" text:style-name="L15">
        <text:list-item>
          <text:p text:style-name="P71">Tanto la longitud como el tipo de elementos son variables.</text:p>
        </text:list-item>
        <text:list-item>
          <text:p text:style-name="P72">Métodos:</text:p>
          <text:list>
            <text:list-item>
              <text:p text:style-name="P60"><text:span text:style-name="T27">.push(</text:span><text:span text:style-name="T34">valor</text:span><text:span text:style-name="T27">) Añade un valor al final de la matriz.</text:span></text:p>
            </text:list-item>
            <text:list-item>
              <text:p text:style-name="P72">.shift() Remueve el primer valor de la matriz y lo devuelve para procesarlo.</text:p>
            </text:list-item>
            <text:list-item>
              <text:p text:style-name="P72">.pop() Remueve el último valor de la matriz y lo devuelve para procesarlo.</text:p>
            </text:list-item>
          </text:list>
        </text:list-item>
      </text:list>
      <text:p text:style-name="P31"/>
      <text:p text:style-name="P36">Condicionales</text:p>
      <text:p text:style-name="P73"/>
      <text:p text:style-name="P37">if, <text:span text:style-name="T41">else if, else</text:span><text:span text:style-name="T17">: </text:span></text:p>
      <text:list xml:id="list3147501684" text:style-name="L16">
        <text:list-item>
          <text:p text:style-name="P89"><text:span text:style-name="T4">Si dentro del paréntesis <text:s/></text:span><text:span text:style-name="T5">del if </text:span><text:span text:style-name="T4">la condición es verdadera, se ejecuta el código dentro de las llaves. </text:span></text:p>
        </text:list-item>
        <text:list-item>
          <text:p text:style-name="P89"><text:span text:style-name="T5">De no ser así, se comprueba que la condición del </text:span><text:span text:style-name="T11">else if</text:span><text:span text:style-name="T5"> es verdadera, </text:span><text:span text:style-name="T4">se ejecuta el código dentro de las llaves <text:s/></text:span><text:span text:style-name="T5">del else if.</text:span></text:p>
        </text:list-item>
        <text:list-item>
          <text:p text:style-name="P89"><text:span text:style-name="T4">En caso contrario, </text:span><text:span text:style-name="T5">si no se cumple ninguna condición else if, se ejecuta el código después del </text:span><text:span text:style-name="T11">else</text:span><text:span text:style-name="T5"> y se </text:span><text:span text:style-name="T4">continua con el programa.</text:span></text:p>
        </text:list-item>
      </text:list>
      <text:p text:style-name="P73"/>
      <text:p text:style-name="P38">switch:</text:p>
      <text:list xml:id="list1740443786" text:style-name="L17">
        <text:list-item>
          <text:p text:style-name="P74">Conjunto de condiciones (case) que si coinciden con ese valor del switch, ejecutan esa parte del código.</text:p>
        </text:list-item>
        <text:list-item>
          <text:p text:style-name="P91"><text:span text:style-name="T3">Si el valor de switch no coincide con ninguna condición se usa el default.</text:span></text:p>
        </text:list-item>
      </text:list>
      <text:p text:style-name="P32"/>
      <text:p text:style-name="P32"/>
      <text:p text:style-name="P37"><text:s/><text:span text:style-name="T41">B</text:span>ucles</text:p>
      <text:p text:style-name="P33">Son estructuras empleadas para repetir sentencias un determinado número de veces.</text:p>
      <text:list xml:id="list2819355510" text:style-name="L18">
        <text:list-item>
          <text:p text:style-name="P83">for<text:span text:style-name="T17">: Estructura repetitiva empleada para recorrer arrays.</text:span></text:p>
        </text:list-item>
        <text:list-item>
          <text:p text:style-name="P83">do while<text:span text:style-name="T17">: Repite al menos una vez una sentencia.</text:span></text:p>
        </text:list-item>
        <text:list-item>
          <text:p text:style-name="P83"><text:span text:style-name="T43">w</text:span>hile<text:span text:style-name="T17">: Puede repetir o no una sentencia</text:span></text:p>
        </text:list-item>
      </text:list>
      <text:p text:style-name="P13"/>
      <text:p text:style-name="P13"/>
      <text:p text:style-name="P23">OBJETOS</text:p>
      <text:p text:style-name="P51">Son variables capaces de contener a otras variables (denominadas propiedades) y puede contener funciones (denominadas métodos).</text:p>
      <text:p text:style-name="P23"><text:span text:style-name="T17"><text:tab/><text:tab/></text:span><text:span text:style-name="T34">Var miObjeto = {</text:span></text:p>
      <text:p text:style-name="P85"><text:tab/><text:tab/><text:tab/>nombre: “Benito”,</text:p>
      <text:p text:style-name="P85"><text:tab/><text:tab/><text:tab/>edad: 73</text:p>
      <text:p text:style-name="P85"><text:tab/><text:tab/>};</text:p>
      <text:list xml:id="list2050592671" text:style-name="L19">
        <text:list-item>
          <text:p text:style-name="P90"><text:span text:style-name="T6">Mediante </text:span><text:span text:style-name="T7">la “notación de punto”:</text:span></text:p>
          <text:list>
            <text:list-item>
              <text:p text:style-name="P90"><text:span text:style-name="T9">S</text:span><text:span text:style-name="T7">e puede acceder al las propiedades del objeto.</text:span></text:p>
            </text:list-item>
          </text:list>
        </text:list-item>
      </text:list>
      <text:p text:style-name="P39"><text:span text:style-name="T20"><text:tab/><text:tab/><text:tab/></text:span><text:span text:style-name="T37">alert(miObjeto.nombre);</text:span></text:p>
      <text:p text:style-name="P34"/>
      <text:list xml:id="list1934079403" text:style-name="L20">
        <text:list-item>
          <text:p text:style-name="P92"><text:span text:style-name="T8">S</text:span><text:span text:style-name="T9">e puede modificar los valores de las propiedades del objeto.</text:span></text:p>
        </text:list-item>
      </text:list>
      <text:p text:style-name="P40"><text:span text:style-name="T17"><text:tab/><text:tab/><text:tab/></text:span><text:span text:style-name="T34">miObjeto.edad = 69</text:span></text:p>
      <text:p text:style-name="P34"/>
      <text:p text:style-name="P34"/>
      <text:p text:style-name="P78">Constructor</text:p>
      <text:p text:style-name="P78">Es una función especial para crear objetos.</text:p>
      <text:list xml:id="list120739133" text:style-name="L23">
        <text:list-item>
          <text:p text:style-name="P79">Puede o no llevar parámetros</text:p>
        </text:list-item>
        <text:list-item>
          <text:p text:style-name="P79">Empleamos <text:span text:style-name="T38">this.</text:span> Para hacer referencia a los atributos de la clase.</text:p>
        </text:list-item>
      </text:list>
      <text:p text:style-name="P80"><text:tab/><text:tab/><text:span text:style-name="T38">function miObjeto ( valor</text:span><text:span text:style-name="T39">f</text:span><text:span text:style-name="T38">1, valor</text:span><text:span text:style-name="T39">f</text:span><text:span text:style-name="T38">2){</text:span></text:p>
      <text:p text:style-name="P80"><text:span text:style-name="T38"><text:tab/><text:tab/><text:tab/>this.valor1 = valor</text:span><text:span text:style-name="T39">f</text:span><text:span text:style-name="T38">1;</text:span></text:p>
      <text:p text:style-name="P80"><text:span text:style-name="T38"><text:tab/><text:tab/><text:tab/>this.valor2 = valor</text:span><text:span text:style-name="T39">f</text:span><text:span text:style-name="T38">2;</text:span></text:p>
      <text:p text:style-name="P80"><text:span text:style-name="T38"><text:tab/><text:tab/>};</text:span></text:p>
      <text:list xml:id="list4235956756" text:style-name="L24">
        <text:list-item>
          <text:p text:style-name="P81">Empleando el operador <text:span text:style-name="T42">new</text:span> podemos crear objetos</text:p>
        </text:list-item>
      </text:list>
      <text:p text:style-name="P82"><text:tab/><text:tab/><text:span text:style-name="T38">const cosaAlgo = new miObjeto(valor1, valor2);</text:span></text:p>
      <text:p text:style-name="P34"/>
      <text:p text:style-name="P75">Funciones:</text:p>
      <text:list xml:id="list3091561726" text:style-name="L21">
        <text:list-item>
          <text:p text:style-name="P76">Son “subprogramas” que pueden ser llamados por código externo a la función.</text:p>
        </text:list-item>
        <text:list-item>
          <text:p text:style-name="P76">Poseen sus propias declaraciones.</text:p>
        </text:list-item>
        <text:list-item>
          <text:p text:style-name="P93"><text:span text:style-name="T3">Puede</text:span><text:span text:style-name="T10">n</text:span><text:span text:style-name="T3"> recibir y </text:span><text:span text:style-name="T8">(siempre) </text:span><text:span text:style-name="T3">devolver valores.</text:span></text:p>
        </text:list-item>
        <text:list-item>
          <text:p text:style-name="P103"><text:span text:style-name="T3">Las variables que se definen dentro de la función son variables locales</text:span></text:p>
        </text:list-item>
        <text:list-item>
          <text:p text:style-name="P103"><text:span text:style-name="T3">Pueden usar parámetros, tanto para recibir valores como para devolverlos.</text:span></text:p>
        </text:list-item>
      </text:list>
      <text:p text:style-name="P104"><text:span text:style-name="T3"><text:tab/><text:tab/></text:span><text:span text:style-name="T13">function suma(a, b){</text:span></text:p>
      <text:p text:style-name="P105"><text:span text:style-name="T13"><text:tab/><text:tab/><text:tab/>console.log(a +b);</text:span></text:p>
      <text:p text:style-name="P105"><text:span text:style-name="T13"><text:tab/><text:tab/>};</text:span></text:p>
      <text:p text:style-name="P94"><text:span text:style-name="T15"/></text:p>
      <text:p text:style-name="P94"><text:span text:style-name="T15"/></text:p>
      <text:p text:style-name="P95"><text:span text:style-name="T14">Operadores ternarios:</text:span></text:p>
      <text:p text:style-name="P95"><text:span text:style-name="T14">Dependiendo de si la condición es true o false muestran el bloque 1 o el 2</text:span></text:p>
      <text:p text:style-name="P95"><text:span text:style-name="T14"><text:tab/><text:tab/></text:span><text:span text:style-name="T12">console.log(1&gt;2</text:span></text:p>
      <text:p text:style-name="P95"><text:span text:style-name="T12"><text:tab/><text:tab/><text:tab/>? ”El primero es mayor” </text:span><text:span text:style-name="T45">// Bloque 1</text:span></text:p>
      <text:p text:style-name="P95"><text:span text:style-name="T12"><text:tab/><text:tab/><text:tab/>: “El segundo es mayor”); </text:span><text:span text:style-name="T45">// Bloque 2</text:span></text:p>
      <text:p text:style-name="P95"><text:span text:style-name="T14"/></text:p>
      <text:p text:style-name="P95"><text:span text:style-name="T14"/></text:p>
      <text:p text:style-name="P96"><text:span text:style-name="T16">DOM</text:span><text:span text:style-name="T14"> - Árbol de nodos</text:span></text:p>
      <text:p text:style-name="P97"><text:span text:style-name="T16">Permite a los programadores acceder y manipular las páginas web como si fueran documentos XML</text:span></text:p>
      <text:list xml:id="list3367103560" text:style-name="L25">
        <text:list-item>
          <text:p text:style-name="P98"><text:span text:style-name="T16">Toda página HTML parte de un nodo raíz llamado “Document”</text:span></text:p>
        </text:list-item>
        <text:list-item>
          <text:p text:style-name="P98"><text:span text:style-name="T16">Cada etiqueta HTML se transforma en un nodo de tipo “Elemento”</text:span></text:p>
        </text:list-item>
        <text:list-item>
          <text:p text:style-name="P99"><text:span text:style-name="T16">Esta conversión se realiza de forma jerárquica.</text:span></text:p>
        </text:list-item>
      </text:list>
      <text:p text:style-name="P100"><text:span text:style-name="T16">Para acceder a los elementos empleamos el método document seguido de:</text:span></text:p>
      <text:list xml:id="list2340162212" text:style-name="L26">
        <text:list-item>
          <text:p text:style-name="P101"><text:span text:style-name="T16">.getElementsByTagName(“valor”):</text:span></text:p>
          <text:list>
            <text:list-item>
              <text:p text:style-name="P101"><text:span text:style-name="T16">Obtiene todos los elementos de la página que tengan el nombre igual al parámetro que se pasa a la función y los almacena en una array.</text:span></text:p>
            </text:list-item>
          </text:list>
        </text:list-item>
        <text:list-item>
          <text:p text:style-name="P101"><text:span text:style-name="T16">.getElementsById(“identificador”):</text:span></text:p>
          <text:list>
            <text:list-item>
              <text:p text:style-name="P102"><text:span text:style-name="T16">Accede a un nodo que tenga la id especificada en la función.</text:span></text:p>
            </text:list-item>
            <text:list-item>
              <text:p text:style-name="P102"><text:span text:style-name="T16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9:10:42.144644913</meta:creation-date>
    <dc:date>2025-04-11T18:50:55.172059009</dc:date>
    <meta:editing-duration>PT1H59M4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5" meta:paragraph-count="166" meta:word-count="1274" meta:character-count="7322" meta:non-whitespace-character-count="6233"/>
  </office:meta>
</office:document-meta>
</file>